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658cm"/>
    </style:style>
    <style:style style:name="Tabela1.B" style:family="table-column">
      <style:table-column-properties style:column-width="14.342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Możliwości i wymagania aplikacji Node.js dla komunikacji z bazą danych:</text:h>
      <text:h text:style-name="Heading_20_4" text:outline-level="4">Typ/Specyfika aplikacji Node.js:</text:h>
      <text:p text:style-name="Text_20_body">Aplikacja Node.js to serwerowy framework oparty na JavaScript, charakteryzujący się asynchronicznym, zdarzeniowym modelem działania. Aby aplikacja mogła komunikować się z bazą danych, istnieje kilka istotnych wymagań:</text:p>
      <text:list text:style-name="L1">
        <text:list-item>
          <text:p text:style-name="P2"><text:span text:style-name="Strong_20_Emphasis">Moduł obsługi bazy danych:</text:span> Wybór odpowiedniego modułu lub biblioteki, np. <text:span text:style-name="Source_20_Text">sequelize</text:span>, <text:span text:style-name="Source_20_Text">mongoose</text:span>, <text:span text:style-name="Source_20_Text">pg</text:span> (do PostgreSQL) lub <text:span text:style-name="Source_20_Text">mysql</text:span> (do MySQL).</text:p>
        </text:list-item>
        <text:list-item>
          <text:p text:style-name="P2"><text:span text:style-name="Strong_20_Emphasis">Połączenie z bazą danych:</text:span> Konfiguracja danych do połączenia z bazą danych, takich jak adres URL, dane uwierzytelniające (nazwa użytkownika, hasło) oraz nazwa bazy danych.</text:p>
        </text:list-item>
        <text:list-item>
          <text:p text:style-name="P2"><text:span text:style-name="Strong_20_Emphasis">Zapytania do bazy danych:</text:span> Tworzenie zapytań SQL lub wykorzystanie metody ORM (Object-Relational Mapping) dla operacji odczytu, zapisu, aktualizacji i usuwania danych.</text:p>
        </text:list-item>
      </text:list>
      <text:h text:style-name="Heading_20_3" text:outline-level="3">2. Możliwości i wymagania co do wysyłania wiadomości email z poziomu aplikacji Node.js:</text:h>
      <text:h text:style-name="Heading_20_4" text:outline-level="4">Typ/Specyfika aplikacji Node.js:</text:h>
      <text:p text:style-name="Text_20_body">Aplikacja Node.js może być wykorzystywana do wysyłania wiadomości email z użyciem różnych modułów lub usług, np. <text:span text:style-name="Source_20_Text">nodemailer</text:span>, <text:span text:style-name="Source_20_Text">sendgrid</text:span>, <text:span text:style-name="Source_20_Text">smtp-server</text:span>.</text:p>
      <text:list text:style-name="L2">
        <text:list-item>
          <text:p text:style-name="P3"><text:span text:style-name="Strong_20_Emphasis">Konfiguracja SMTP:</text:span> Określenie danych serwera SMTP (Simple Mail Transfer Protocol), takich jak adres serwera, port, metoda uwierzytelniania (jeśli wymagana), nazwa użytkownika i hasło.</text:p>
        </text:list-item>
        <text:list-item>
          <text:p text:style-name="P3"><text:span text:style-name="Strong_20_Emphasis">Tworzenie i wysyłanie wiadomości:</text:span> Wykorzystanie odpowiedniej funkcji lub metody dostarczonej przez moduł do tworzenia i wysyłania wiadomości email, uwzględniając odbiorców, treść, załączniki (jeśli potrzebne).</text:p>
        </text:list-item>
      </text:list>
      <text:h text:style-name="Heading_20_3" text:outline-level="3">3. Dostępne metody dla systemu pocztowego w Node.js:</text:h>
      <text:h text:style-name="Heading_20_4" text:outline-level="4">Metody wysyłania wiadomości email:</text:h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Heading">Metoda</text:p>
            </table:table-cell>
            <table:table-cell table:style-name="Tabela1.A1" office:value-type="string">
              <text:p text:style-name="Table_20_Heading">Opis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Nodemailer</text:span></text:p>
          </table:table-cell>
          <table:table-cell table:style-name="Tabela1.A1" office:value-type="string">
            <text:p text:style-name="Table_20_Contents">Elastyczny moduł umożliwiający konfigurację i wysyłanie wiadomości przez różne protokoły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SendGrid</text:span></text:p>
          </table:table-cell>
          <table:table-cell table:style-name="Tabela1.A1" office:value-type="string">
            <text:p text:style-name="Table_20_Contents">Usługa API do wysyłania emaili, łatwa integracja z Node.js za pomocą dedykowanego modułu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SMTP-server</text:span></text:p>
          </table:table-cell>
          <table:table-cell table:style-name="Tabela1.A1" office:value-type="string">
            <text:p text:style-name="Table_20_Contents">Moduł umożliwiający tworzenie własnego serwera SMTP do wysyłania wiadomości.</text:p>
          </table:table-cell>
        </table:table-row>
      </table:table>
      <text:h text:style-name="Heading_20_3" text:outline-level="3">Implementacja w aplikacji Node.js - pytania i odpowiedzi:</text:h>
      <text:list text:style-name="L3">
        <text:list-item>
          <text:p text:style-name="P4">Jakie są preferowane biblioteki do komunikacji z bazą danych?</text:p>
          <text:list>
            <text:list-item>
              <text:p text:style-name="P5">Preferowane biblioteki to <text:span text:style-name="Source_20_Text">sequelize</text:span> dla ORM w SQL lub <text:span text:style-name="Source_20_Text">mongoose</text:span> dla MongoDB, zapewniające wygodne zarządzanie danymi.</text:p>
            </text:list-item>
          </text:list>
        </text:list-item>
        <text:list-item>
          <text:p text:style-name="P4">Jak skonfigurować połączenie z bazą danych w aplikacji Node.js?</text:p>
          <text:list>
            <text:list-item>
              <text:p text:style-name="P5"><text:soft-page-break/>Używając <text:span text:style-name="Source_20_Text">sequelize</text:span> czy <text:span text:style-name="Source_20_Text">mongoose</text:span>, należy dostarczyć dane do połączenia wraz z adresem URL i danymi uwierzytelniającymi.</text:p>
            </text:list-item>
          </text:list>
        </text:list-item>
        <text:list-item>
          <text:p text:style-name="P4">Jak wysłać wiadomość email z załącznikiem?</text:p>
          <text:list>
            <text:list-item>
              <text:p text:style-name="P5">W przypadku <text:span text:style-name="Source_20_Text">nodemailer</text:span>, można użyć metody <text:span text:style-name="Source_20_Text">sendMail()</text:span> z odpowiednimi parametrami, w tym załącznikami.</text:p>
            </text:list-item>
          </text:list>
        </text:list-item>
        <text:list-item>
          <text:p text:style-name="P4">Czy istnieje możliwość tworzenia własnego serwera SMTP w Node.js?</text:p>
          <text:list>
            <text:list-item>
              <text:p text:style-name="P4">Tak, moduł <text:span text:style-name="Source_20_Text">smtp-server</text:span> pozwala na tworzenie niestandardowych serwerów SMTP.</text:p>
              <text:p text:style-name="P4"/>
            </text:list-item>
          </text:list>
        </text:list-item>
      </text:list>
      <text:p text:style-name="P1">javascript</text:p>
      <text:p text:style-name="Preformatted_20_Text"><text:span text:style-name="Source_20_Text">// Przykładowy kod dla wysyłania emaili z Node.js za pomocą nodemailer</text:span></text:p>
      <text:p text:style-name="Preformatted_20_Text"><text:span text:style-name="Source_20_Text">const nodemailer = require('nodemailer');</text:span></text:p>
      <text:p text:style-name="Preformatted_20_Text"/>
      <text:p text:style-name="Preformatted_20_Text"><text:span text:style-name="Source_20_Text">const transporter = nodemailer.createTransport({</text:span></text:p>
      <text:p text:style-name="Preformatted_20_Text"><text:span text:style-name="Source_20_Text"><text:s text:c="2"/>host: 'smtp.example.com',</text:span></text:p>
      <text:p text:style-name="Preformatted_20_Text"><text:span text:style-name="Source_20_Text"><text:s text:c="2"/>port: 587,</text:span></text:p>
      <text:p text:style-name="Preformatted_20_Text"><text:span text:style-name="Source_20_Text"><text:s text:c="2"/>secure: false,</text:span></text:p>
      <text:p text:style-name="Preformatted_20_Text"><text:span text:style-name="Source_20_Text"><text:s text:c="2"/>auth: {</text:span></text:p>
      <text:p text:style-name="Preformatted_20_Text"><text:span text:style-name="Source_20_Text"><text:s text:c="4"/>user: 'your_email@example.com',</text:span></text:p>
      <text:p text:style-name="Preformatted_20_Text"><text:span text:style-name="Source_20_Text"><text:s text:c="4"/>pass: 'your_password',</text:span></text:p>
      <text:p text:style-name="Preformatted_20_Text"><text:span text:style-name="Source_20_Text"><text:s text:c="2"/>},</text:span></text:p>
      <text:p text:style-name="Preformatted_20_Text"><text:span text:style-name="Source_20_Text">});</text:span></text:p>
      <text:p text:style-name="Preformatted_20_Text"/>
      <text:p text:style-name="Preformatted_20_Text"><text:span text:style-name="Source_20_Text">const mailOptions = {</text:span></text:p>
      <text:p text:style-name="Preformatted_20_Text"><text:span text:style-name="Source_20_Text"><text:s text:c="2"/>from: 'your_email@example.com',</text:span></text:p>
      <text:p text:style-name="Preformatted_20_Text"><text:span text:style-name="Source_20_Text"><text:s text:c="2"/>to: 'recipient@example.com',</text:span></text:p>
      <text:p text:style-name="Preformatted_20_Text"><text:span text:style-name="Source_20_Text"><text:s text:c="2"/>subject: 'Test Email',</text:span></text:p>
      <text:p text:style-name="Preformatted_20_Text"><text:span text:style-name="Source_20_Text"><text:s text:c="2"/>text: 'To jest testowa wiadomość z Node.js!',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transporter.sendMail(mailOptions, (error, info) =&gt; {</text:span></text:p>
      <text:p text:style-name="Preformatted_20_Text"><text:span text:style-name="Source_20_Text"><text:s text:c="2"/>if (error) {</text:span></text:p>
      <text:p text:style-name="Preformatted_20_Text"><text:span text:style-name="Source_20_Text"><text:s text:c="4"/>console.error(error);</text:span></text:p>
      <text:p text:style-name="Preformatted_20_Text"><text:span text:style-name="Source_20_Text"><text:s text:c="2"/>} else {</text:span></text:p>
      <text:p text:style-name="Preformatted_20_Text"><text:span text:style-name="Source_20_Text"><text:s text:c="4"/>console.log('Email sent: ' + info.response);</text:span></text:p>
      <text:p text:style-name="Preformatted_20_Text"><text:span text:style-name="Source_20_Text"><text:s text:c="2"/>}</text:span></text:p>
      <text:p text:style-name="P1"><text:span text:style-name="Source_20_Text">});</text:span></text:p>
      <text:h text:style-name="Heading_20_3" text:outline-level="3">Podsumowanie:</text:h>
      <text:p text:style-name="Text_20_body">Komunikacja z bazą danych i wysyłanie wiadomości email z Node.js wymaga zrozumienia konkretnych modułów, konfiguracji oraz sposobu wykorzystania ich funkcji do osiągnięcia zamierzonych celów. Wybór odpowiednich narzędzi zależy od potrzeb i specyfiki aplikacji, a świadomość ich zalet i wad pozwoli efektywnie wykorzystać Node.js w obszarze komunikacji z bazą danych i systemem pocztowym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3:33:18.262851640</meta:creation-date>
    <dc:date>2023-11-15T13:35:50.227772192</dc:date>
    <meta:editing-duration>PT2M33S</meta:editing-duration>
    <meta:editing-cycles>1</meta:editing-cycles>
    <meta:document-statistic meta:table-count="1" meta:image-count="0" meta:object-count="0" meta:page-count="2" meta:paragraph-count="58" meta:word-count="469" meta:character-count="3559" meta:non-whitespace-character-count="3121"/>
    <meta:generator>LibreOffice/7.5.6.2$Linux_X86_64 LibreOffice_project/50$Build-2</meta:generator>
  </office:meta>
</office:document-meta>
</file>